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783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74pt solid #000000"/>
    </style:style>
    <style:style style:name="ce2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2">
      <style:table-cell-properties fo:background-color="#dddddd" fo:border="0.74pt solid #000000"/>
    </style:style>
    <style:style style:name="ce8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oM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8" table:default-cell-style-name="ce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table:style-name="ce1" office:value-type="string" calcext:value-type="string">
            <text:p>deformabl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K+solv</text:p>
          </table:table-cell>
          <table:table-cell table:style-name="ce1" office:value-type="string" calcext:value-type="string">
            <text:p>f_mat</text:p>
          </table:table-cell>
          <table:table-cell table:style-name="ce1" office:value-type="string" calcext:value-type="string">
            <text:p>f_con</text:p>
          </table:table-cell>
          <table:table-cell table:style-name="ce1" office:value-type="string" calcext:value-type="string">
            <text:p>ActSet</text:p>
          </table:table-cell>
          <table:table-cell table:style-name="ce1" office:value-type="string" calcext:value-type="string">
            <text:p>NR_ite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II</text:p>
          </table:table-cell>
          <table:table-cell office:value-type="string" calcext:value-type="string" table:number-columns-spanned="1" table:number-rows-spanned="2">
            <text:p>m5_el</text:p>
          </table:table-cell>
          <table:table-cell office:value-type="string" calcext:value-type="string">
            <text:p>no ANN</text:p>
          </table:table-cell>
          <table:table-cell office:value-type="float" office:value="406.88" calcext:value-type="float">
            <text:p>406.88</text:p>
          </table:table-cell>
          <table:table-cell office:value-type="float" office:value="56.414" calcext:value-type="float">
            <text:p>56.41</text:p>
          </table:table-cell>
          <table:table-cell office:value-type="float" office:value="14.694" calcext:value-type="float">
            <text:p>14.69</text:p>
          </table:table-cell>
          <table:table-cell office:value-type="float" office:value="196.79" calcext:value-type="float">
            <text:p>196.79</text:p>
          </table:table-cell>
          <table:table-cell office:value-type="float" office:value="127.634" calcext:value-type="float">
            <text:p>127.6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covered-table-cell office:value-type="string" calcext:value-type="string">
            <text:p>II</text:p>
          </table:covered-table-cell>
          <table:covered-table-cell table:style-name="ce4" office:value-type="string" calcext:value-type="string">
            <text:p>m5_el</text:p>
          </table:covered-table-cell>
          <table:table-cell office:value-type="string" calcext:value-type="string">
            <text:p>ANN</text:p>
          </table:table-cell>
          <table:table-cell office:value-type="float" office:value="197.718" calcext:value-type="float">
            <text:p>197.72</text:p>
          </table:table-cell>
          <table:table-cell office:value-type="float" office:value="47.315" calcext:value-type="float">
            <text:p>47.32</text:p>
          </table:table-cell>
          <table:table-cell office:value-type="float" office:value="11.896" calcext:value-type="float">
            <text:p>11.90</text:p>
          </table:table-cell>
          <table:table-cell office:value-type="float" office:value="111.942" calcext:value-type="float">
            <text:p>111.94</text:p>
          </table:table-cell>
          <table:table-cell office:value-type="float" office:value="18.28" calcext:value-type="float">
            <text:p>18.2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covered-table-cell office:value-type="string" calcext:value-type="string">
            <text:p>II</text:p>
          </table:covered-table-cell>
          <table:table-cell table:style-name="ce5" office:value-type="string" calcext:value-type="string" table:number-columns-spanned="1" table:number-rows-spanned="2">
            <text:p>m5_pl</text:p>
          </table:table-cell>
          <table:table-cell table:style-name="ce6" office:value-type="string" calcext:value-type="string">
            <text:p>no ANN</text:p>
          </table:table-cell>
          <table:table-cell table:style-name="ce8" office:value-type="float" office:value="387.454" calcext:value-type="float">
            <text:p>387.45</text:p>
          </table:table-cell>
          <table:table-cell table:style-name="ce8" office:value-type="float" office:value="49.39" calcext:value-type="float">
            <text:p>49.39</text:p>
          </table:table-cell>
          <table:table-cell table:style-name="ce8" office:value-type="float" office:value="38.199" calcext:value-type="float">
            <text:p>38.20</text:p>
          </table:table-cell>
          <table:table-cell table:style-name="ce8" office:value-type="float" office:value="167.31" calcext:value-type="float">
            <text:p>167.31</text:p>
          </table:table-cell>
          <table:table-cell table:style-name="ce8" office:value-type="float" office:value="121.306" calcext:value-type="float">
            <text:p>121.31</text:p>
          </table:table-cell>
          <table:table-cell table:style-name="ce6" office:value-type="float" office:value="891" calcext:value-type="float">
            <text:p>891</text:p>
          </table:table-cell>
        </table:table-row>
        <table:table-row table:style-name="ro1">
          <table:table-cell/>
          <table:covered-table-cell office:value-type="string" calcext:value-type="string">
            <text:p>II</text:p>
          </table:covered-table-cell>
          <table:covered-table-cell table:style-name="ce6" office:value-type="string" calcext:value-type="string">
            <text:p>m5_pl</text:p>
          </table:covered-table-cell>
          <table:table-cell table:style-name="ce6" office:value-type="string" calcext:value-type="string">
            <text:p>ANN</text:p>
          </table:table-cell>
          <table:table-cell table:style-name="ce8" office:value-type="float" office:value="722.902" calcext:value-type="float">
            <text:p>722.90</text:p>
          </table:table-cell>
          <table:table-cell table:style-name="ce8" office:value-type="float" office:value="160.372" calcext:value-type="float">
            <text:p>160.37</text:p>
          </table:table-cell>
          <table:table-cell table:style-name="ce8" office:value-type="float" office:value="115.429" calcext:value-type="float">
            <text:p>115.43</text:p>
          </table:table-cell>
          <table:table-cell table:style-name="ce8" office:value-type="float" office:value="360.179" calcext:value-type="float">
            <text:p>360.18</text:p>
          </table:table-cell>
          <table:table-cell table:style-name="ce8" office:value-type="float" office:value="59.069" calcext:value-type="float">
            <text:p>59.07</text:p>
          </table:table-cell>
          <table:table-cell table:style-name="ce6" office:value-type="float" office:value="939" calcext:value-type="float">
            <text:p>939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III</text:p>
          </table:table-cell>
          <table:table-cell office:value-type="string" calcext:value-type="string" table:number-columns-spanned="1" table:number-rows-spanned="2">
            <text:p>m15_pl</text:p>
          </table:table-cell>
          <table:table-cell office:value-type="string" calcext:value-type="string">
            <text:p>no ANN</text:p>
          </table:table-cell>
          <table:table-cell office:value-type="float" office:value="13203.273" calcext:value-type="float">
            <text:p>13203.27</text:p>
          </table:table-cell>
          <table:table-cell office:value-type="float" office:value="7511.771" calcext:value-type="float">
            <text:p>7511.77</text:p>
          </table:table-cell>
          <table:table-cell office:value-type="float" office:value="1224.123" calcext:value-type="float">
            <text:p>1224.12</text:p>
          </table:table-cell>
          <table:table-cell office:value-type="float" office:value="2340.7" calcext:value-type="float">
            <text:p>2340.70</text:p>
          </table:table-cell>
          <table:table-cell office:value-type="float" office:value="1851.061" calcext:value-type="float">
            <text:p>1851.06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/>
          <table:covered-table-cell office:value-type="string" calcext:value-type="string">
            <text:p>III</text:p>
          </table:covered-table-cell>
          <table:covered-table-cell table:style-name="ce4" office:value-type="string" calcext:value-type="string">
            <text:p>m15_pl</text:p>
          </table:covered-table-cell>
          <table:table-cell office:value-type="string" calcext:value-type="string">
            <text:p>ANN</text:p>
          </table:table-cell>
          <table:table-cell office:value-type="float" office:value="9409.993" calcext:value-type="float">
            <text:p>9409.99</text:p>
          </table:table-cell>
          <table:table-cell office:value-type="float" office:value="6940.418" calcext:value-type="float">
            <text:p>6940.42</text:p>
          </table:table-cell>
          <table:table-cell office:value-type="float" office:value="1147.118" calcext:value-type="float">
            <text:p>1147.12</text:p>
          </table:table-cell>
          <table:table-cell office:value-type="float" office:value="881.9" calcext:value-type="float">
            <text:p>881.90</text:p>
          </table:table-cell>
          <table:table-cell office:value-type="float" office:value="182.051" calcext:value-type="float">
            <text:p>182.05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/>
          <table:covered-table-cell office:value-type="string" calcext:value-type="string">
            <text:p>III</text:p>
          </table:covered-table-cell>
          <table:table-cell table:style-name="ce5" office:value-type="string" calcext:value-type="string" table:number-columns-spanned="1" table:number-rows-spanned="2">
            <text:p>m15_el</text:p>
          </table:table-cell>
          <table:table-cell table:style-name="ce6" office:value-type="string" calcext:value-type="string">
            <text:p>no ANN</text:p>
          </table:table-cell>
          <table:table-cell table:style-name="ce8" office:value-type="float" office:value="13922.903" calcext:value-type="float">
            <text:p>13922.90</text:p>
          </table:table-cell>
          <table:table-cell table:style-name="ce8" office:value-type="float" office:value="8010.071" calcext:value-type="float">
            <text:p>8010.07</text:p>
          </table:table-cell>
          <table:table-cell table:style-name="ce8" office:value-type="float" office:value="1173.245" calcext:value-type="float">
            <text:p>1173.25</text:p>
          </table:table-cell>
          <table:table-cell table:style-name="ce8" office:value-type="float" office:value="2443.116" calcext:value-type="float">
            <text:p>2443.12</text:p>
          </table:table-cell>
          <table:table-cell table:style-name="ce8" office:value-type="float" office:value="1905.629" calcext:value-type="float">
            <text:p>1905.63</text:p>
          </table:table-cell>
          <table:table-cell table:style-name="ce6" office:value-type="float" office:value="2811" calcext:value-type="float">
            <text:p>2811</text:p>
          </table:table-cell>
        </table:table-row>
        <table:table-row table:style-name="ro1">
          <table:table-cell/>
          <table:covered-table-cell office:value-type="string" calcext:value-type="string">
            <text:p>III</text:p>
          </table:covered-table-cell>
          <table:covered-table-cell table:style-name="ce6" office:value-type="string" calcext:value-type="string">
            <text:p>m15_el</text:p>
          </table:covered-table-cell>
          <table:table-cell table:style-name="ce6" office:value-type="string" calcext:value-type="string">
            <text:p>ANN</text:p>
          </table:table-cell>
          <table:table-cell table:style-name="ce8" office:value-type="float" office:value="10180.171" calcext:value-type="float">
            <text:p>10180.17</text:p>
          </table:table-cell>
          <table:table-cell table:style-name="ce8" office:value-type="float" office:value="7487.151" calcext:value-type="float">
            <text:p>7487.15</text:p>
          </table:table-cell>
          <table:table-cell table:style-name="ce8" office:value-type="float" office:value="1101.671" calcext:value-type="float">
            <text:p>1101.67</text:p>
          </table:table-cell>
          <table:table-cell table:style-name="ce8" office:value-type="float" office:value="1015.8" calcext:value-type="float">
            <text:p>1015.80</text:p>
          </table:table-cell>
          <table:table-cell table:style-name="ce8" office:value-type="float" office:value="204.267" calcext:value-type="float">
            <text:p>204.27</text:p>
          </table:table-cell>
          <table:table-cell table:style-name="ce6" office:value-type="float" office:value="2855" calcext:value-type="float">
            <text:p>2855</text:p>
          </table:table-cell>
        </table:table-row>
      </table:table>
      <table:table table:name="M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4" table:default-cell-style-name="ce8"/>
        <table:table-column table:style-name="co5" table:default-cell-style-name="ce8"/>
        <table:table-column table:style-name="co10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table:style-name="ce1" office:value-type="string" calcext:value-type="string">
            <text:p>deformabl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K+solv</text:p>
          </table:table-cell>
          <table:table-cell table:style-name="ce1" office:value-type="string" calcext:value-type="string">
            <text:p>K+MINsolv</text:p>
          </table:table-cell>
          <table:table-cell table:style-name="ce1" office:value-type="string" calcext:value-type="string">
            <text:p>f_mat</text:p>
          </table:table-cell>
          <table:table-cell table:style-name="ce1" office:value-type="string" calcext:value-type="string">
            <text:p>f_con</text:p>
          </table:table-cell>
          <table:table-cell table:style-name="ce1" office:value-type="string" calcext:value-type="string">
            <text:p>ActSet</text:p>
          </table:table-cell>
          <table:table-cell table:style-name="ce1" office:value-type="string" calcext:value-type="string">
            <text:p>NR_iters</text:p>
          </table:table-cell>
          <table:table-cell table:style-name="ce1" office:value-type="string" calcext:value-type="string">
            <text:p>MIN_iters</text:p>
          </table:table-cell>
          <table:table-cell table:style-name="ce1" office:value-type="string" calcext:value-type="string">
            <text:p>func_ev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6">
            <text:p>I</text:p>
          </table:table-cell>
          <table:table-cell table:style-name="ce3" office:value-type="string" calcext:value-type="string" table:number-columns-spanned="1" table:number-rows-spanned="4">
            <text:p>m5_el</text:p>
          </table:table-cell>
          <table:table-cell table:style-name="ce4" office:value-type="string" calcext:value-type="string">
            <text:p>BFGS</text:p>
          </table:table-cell>
          <table:table-cell table:style-name="ce7" office:value-type="float" office:value="7467.39" calcext:value-type="float">
            <text:p>7467.39</text:p>
          </table:table-cell>
          <table:table-cell table:style-name="ce7" office:value-type="float" office:value="131.606" calcext:value-type="float">
            <text:p>131.61</text:p>
          </table:table-cell>
          <table:table-cell table:style-name="ce7" office:value-type="float" office:value="13.685" calcext:value-type="float">
            <text:p>13.69</text:p>
          </table:table-cell>
          <table:table-cell table:style-name="ce7" office:value-type="float" office:value="193.924" calcext:value-type="float">
            <text:p>193.92</text:p>
          </table:table-cell>
          <table:table-cell table:style-name="ce7" office:value-type="float" office:value="6410.37" calcext:value-type="float">
            <text:p>6410.37</text:p>
          </table:table-cell>
          <table:table-cell table:style-name="ce7" office:value-type="float" office:value="195.016" calcext:value-type="float">
            <text:p>195.02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2329" calcext:value-type="float">
            <text:p>2329</text:p>
          </table:table-cell>
          <table:table-cell table:style-name="ce4" office:value-type="float" office:value="12890" calcext:value-type="float">
            <text:p>12890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table:style-name="ce4" office:value-type="string" calcext:value-type="string">
            <text:p>m5_el</text:p>
          </table:covered-table-cell>
          <table:table-cell table:style-name="ce4" office:value-type="string" calcext:value-type="string">
            <text:p>TR</text:p>
          </table:table-cell>
          <table:table-cell table:style-name="ce7" office:value-type="float" office:value="4248.55" calcext:value-type="float">
            <text:p>4248.55</text:p>
          </table:table-cell>
          <table:table-cell table:style-name="ce7" office:value-type="float" office:value="141.305" calcext:value-type="float">
            <text:p>141.31</text:p>
          </table:table-cell>
          <table:table-cell table:style-name="ce7" office:value-type="float" office:value="651.835" calcext:value-type="float">
            <text:p>651.84</text:p>
          </table:table-cell>
          <table:table-cell table:style-name="ce7" office:value-type="float" office:value="108.498" calcext:value-type="float">
            <text:p>108.50</text:p>
          </table:table-cell>
          <table:table-cell table:style-name="ce7" office:value-type="float" office:value="2581.979" calcext:value-type="float">
            <text:p>2581.98</text:p>
          </table:table-cell>
          <table:table-cell table:style-name="ce7" office:value-type="float" office:value="271.179" calcext:value-type="float">
            <text:p>271.18</text:p>
          </table:table-cell>
          <table:table-cell table:style-name="ce4" office:value-type="float" office:value="2461" calcext:value-type="float">
            <text:p>2461</text:p>
          </table:table-cell>
          <table:table-cell table:style-name="ce4" office:value-type="float" office:value="5002" calcext:value-type="float">
            <text:p>5002</text:p>
          </table:table-cell>
          <table:table-cell table:style-name="ce4" office:value-type="float" office:value="5007" calcext:value-type="float">
            <text:p>5007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table:style-name="ce4" office:value-type="string" calcext:value-type="string">
            <text:p>m5_el</text:p>
          </table:covered-table-cell>
          <table:table-cell table:style-name="ce4" office:value-type="string" calcext:value-type="string">
            <text:p>BFGS-ANN</text:p>
          </table:table-cell>
          <table:table-cell table:style-name="ce7" office:value-type="float" office:value="1756.816" calcext:value-type="float">
            <text:p>1756.82</text:p>
          </table:table-cell>
          <table:table-cell table:style-name="ce7" office:value-type="float" office:value="101.755" calcext:value-type="float">
            <text:p>101.76</text:p>
          </table:table-cell>
          <table:table-cell table:style-name="ce7" office:value-type="float" office:value="0.634" calcext:value-type="float">
            <text:p>0.63</text:p>
          </table:table-cell>
          <table:table-cell table:style-name="ce7" office:value-type="float" office:value="29.268" calcext:value-type="float">
            <text:p>29.27</text:p>
          </table:table-cell>
          <table:table-cell table:style-name="ce7" office:value-type="float" office:value="1361.889" calcext:value-type="float">
            <text:p>1361.89</text:p>
          </table:table-cell>
          <table:table-cell table:style-name="ce7" office:value-type="float" office:value="30.715" calcext:value-type="float">
            <text:p>30.72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53" calcext:value-type="float">
            <text:p>853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table:style-name="ce4" office:value-type="string" calcext:value-type="string">
            <text:p>m5_el</text:p>
          </table:covered-table-cell>
          <table:table-cell table:style-name="ce4" office:value-type="string" calcext:value-type="string">
            <text:p>TR-ANN</text:p>
          </table:table-cell>
          <table:table-cell table:style-name="ce7" office:value-type="float" office:value="172808.664" calcext:value-type="float">
            <text:p>172808.66</text:p>
          </table:table-cell>
          <table:table-cell table:style-name="ce7" office:value-type="float" office:value="118.188" calcext:value-type="float">
            <text:p>118.19</text:p>
          </table:table-cell>
          <table:table-cell table:style-name="ce7" office:value-type="float" office:value="64611.463" calcext:value-type="float">
            <text:p>64611.46</text:p>
          </table:table-cell>
          <table:table-cell table:style-name="ce7" office:value-type="float" office:value="6238.421" calcext:value-type="float">
            <text:p>6238.42</text:p>
          </table:table-cell>
          <table:table-cell table:style-name="ce7" office:value-type="float" office:value="100961.091" calcext:value-type="float">
            <text:p>100961.09</text:p>
          </table:table-cell>
          <table:table-cell table:style-name="ce7" office:value-type="float" office:value="6088.353" calcext:value-type="float">
            <text:p>6088.35</text:p>
          </table:table-cell>
          <table:table-cell table:style-name="ce4" office:value-type="float" office:value="1815" calcext:value-type="float">
            <text:p>1815</text:p>
          </table:table-cell>
          <table:table-cell table:style-name="ce4" office:value-type="float" office:value="418767" calcext:value-type="float">
            <text:p>418767</text:p>
          </table:table-cell>
          <table:table-cell table:style-name="ce4" office:value-type="float" office:value="418769" calcext:value-type="float">
            <text:p>418769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table-cell table:style-name="ce5" office:value-type="string" calcext:value-type="string" table:number-columns-spanned="1" table:number-rows-spanned="4">
            <text:p>m5_pl</text:p>
          </table:table-cell>
          <table:table-cell office:value-type="string" calcext:value-type="string">
            <text:p>TR</text:p>
          </table:table-cell>
          <table:table-cell office:value-type="float" office:value="172797.009" calcext:value-type="float">
            <text:p>172797.01</text:p>
          </table:table-cell>
          <table:table-cell office:value-type="float" office:value="93.185" calcext:value-type="float">
            <text:p>93.19</text:p>
          </table:table-cell>
          <table:table-cell office:value-type="float" office:value="34302.358" calcext:value-type="float">
            <text:p>34302.36</text:p>
          </table:table-cell>
          <table:table-cell office:value-type="float" office:value="18812.672" calcext:value-type="float">
            <text:p>18812.67</text:p>
          </table:table-cell>
          <table:table-cell office:value-type="float" office:value="118992.889" calcext:value-type="float">
            <text:p>118992.89</text:p>
          </table:table-cell>
          <table:table-cell office:value-type="float" office:value="3002.568" calcext:value-type="float">
            <text:p>3002.57</text:p>
          </table:table-cell>
          <table:table-cell office:value-type="float" office:value="1369" calcext:value-type="float">
            <text:p>1369</text:p>
          </table:table-cell>
          <table:table-cell office:value-type="float" office:value="201023" calcext:value-type="float">
            <text:p>201023</text:p>
          </table:table-cell>
          <table:table-cell office:value-type="float" office:value="201024" calcext:value-type="float">
            <text:p>201024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office:value-type="string" calcext:value-type="string">
            <text:p>m5_pl</text:p>
          </table:covered-table-cell>
          <table:table-cell office:value-type="string" calcext:value-type="string">
            <text:p>BFGS-ANN</text:p>
          </table:table-cell>
          <table:table-cell office:value-type="float" office:value="172798.259" calcext:value-type="float">
            <text:p>172798.26</text:p>
          </table:table-cell>
          <table:table-cell office:value-type="float" office:value="44.724" calcext:value-type="float">
            <text:p>44.72</text:p>
          </table:table-cell>
          <table:table-cell office:value-type="float" office:value="22.268" calcext:value-type="float">
            <text:p>22.27</text:p>
          </table:table-cell>
          <table:table-cell office:value-type="float" office:value="36613.816" calcext:value-type="float">
            <text:p>36613.82</text:p>
          </table:table-cell>
          <table:table-cell office:value-type="float" office:value="135358.037" calcext:value-type="float">
            <text:p>135358.04</text:p>
          </table:table-cell>
          <table:table-cell office:value-type="float" office:value="567.547" calcext:value-type="float">
            <text:p>567.55</text:p>
          </table:table-cell>
          <table:table-cell office:value-type="float" office:value="623" calcext:value-type="float">
            <text:p>623</text:p>
          </table:table-cell>
          <table:table-cell office:value-type="float" office:value="5886" calcext:value-type="float">
            <text:p>5886</text:p>
          </table:table-cell>
          <table:table-cell office:value-type="float" office:value="191238" calcext:value-type="float">
            <text:p>191238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office:value-type="string" calcext:value-type="string">
            <text:p>m5_pl</text:p>
          </table:covered-table-cell>
          <table:table-cell office:value-type="string" calcext:value-type="string">
            <text:p>BFGS</text:p>
          </table:table-cell>
          <table:table-cell office:value-type="float" office:value="7262.357" calcext:value-type="float">
            <text:p>7262.36</text:p>
          </table:table-cell>
          <table:table-cell office:value-type="float" office:value="129.32" calcext:value-type="float">
            <text:p>129.32</text:p>
          </table:table-cell>
          <table:table-cell office:value-type="float" office:value="11.823" calcext:value-type="float">
            <text:p>11.82</text:p>
          </table:table-cell>
          <table:table-cell office:value-type="float" office:value="1015.944" calcext:value-type="float">
            <text:p>1015.94</text:p>
          </table:table-cell>
          <table:table-cell office:value-type="float" office:value="5442.421" calcext:value-type="float">
            <text:p>5442.42</text:p>
          </table:table-cell>
          <table:table-cell office:value-type="float" office:value="163.701" calcext:value-type="float">
            <text:p>163.70</text:p>
          </table:table-cell>
          <table:table-cell office:value-type="float" office:value="2281" calcext:value-type="float">
            <text:p>2281</text:p>
          </table:table-cell>
          <table:table-cell office:value-type="float" office:value="1833" calcext:value-type="float">
            <text:p>1833</text:p>
          </table:table-cell>
          <table:table-cell office:value-type="float" office:value="10299" calcext:value-type="float">
            <text:p>10299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office:value-type="string" calcext:value-type="string">
            <text:p>m5_pl</text:p>
          </table:covered-table-cell>
          <table:table-cell office:value-type="string" calcext:value-type="string">
            <text:p>TR-ANN</text:p>
          </table:table-cell>
          <table:table-cell office:value-type="float" office:value="172796.057" calcext:value-type="float">
            <text:p>172796.06</text:p>
          </table:table-cell>
          <table:table-cell office:value-type="float" office:value="92.544" calcext:value-type="float">
            <text:p>92.54</text:p>
          </table:table-cell>
          <table:table-cell office:value-type="float" office:value="45573.307" calcext:value-type="float">
            <text:p>45573.31</text:p>
          </table:table-cell>
          <table:table-cell office:value-type="float" office:value="3948.162" calcext:value-type="float">
            <text:p>3948.16</text:p>
          </table:table-cell>
          <table:table-cell office:value-type="float" office:value="122809.314" calcext:value-type="float">
            <text:p>122809.31</text:p>
          </table:table-cell>
          <table:table-cell office:value-type="float" office:value="2979.042" calcext:value-type="float">
            <text:p>2979.04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117868" calcext:value-type="float">
            <text:p>117868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table-cell table:style-name="ce3" office:value-type="string" calcext:value-type="string" table:number-columns-spanned="1" table:number-rows-spanned="4">
            <text:p>m10_pl</text:p>
          </table:table-cell>
          <table:table-cell table:style-name="ce4" office:value-type="string" calcext:value-type="string">
            <text:p>TR</text:p>
          </table:table-cell>
          <table:table-cell table:style-name="ce7" office:value-type="float" office:value="20971.331" calcext:value-type="float">
            <text:p>20971.33</text:p>
          </table:table-cell>
          <table:table-cell table:style-name="ce7" office:value-type="float" office:value="1372.85" calcext:value-type="float">
            <text:p>1372.85</text:p>
          </table:table-cell>
          <table:table-cell table:style-name="ce7" office:value-type="float" office:value="12566.841" calcext:value-type="float">
            <text:p>12566.84</text:p>
          </table:table-cell>
          <table:table-cell table:style-name="ce7" office:value-type="float" office:value="1534.264" calcext:value-type="float">
            <text:p>1534.26</text:p>
          </table:table-cell>
          <table:table-cell table:style-name="ce7" office:value-type="float" office:value="4057.417" calcext:value-type="float">
            <text:p>4057.42</text:p>
          </table:table-cell>
          <table:table-cell table:style-name="ce7" office:value-type="float" office:value="973.353" calcext:value-type="float">
            <text:p>973.35</text:p>
          </table:table-cell>
          <table:table-cell table:style-name="ce4" office:value-type="float" office:value="2499" calcext:value-type="float">
            <text:p>2499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2907" calcext:value-type="float">
            <text:p>2907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table:style-name="ce4" office:value-type="string" calcext:value-type="string">
            <text:p>m10_pl</text:p>
          </table:covered-table-cell>
          <table:table-cell table:style-name="ce4" office:value-type="string" calcext:value-type="string">
            <text:p>BFGS</text:p>
          </table:table-cell>
          <table:table-cell table:style-name="ce7" office:value-type="float" office:value="21089.614" calcext:value-type="float">
            <text:p>21089.61</text:p>
          </table:table-cell>
          <table:table-cell table:style-name="ce7" office:value-type="float" office:value="1374.103" calcext:value-type="float">
            <text:p>1374.10</text:p>
          </table:table-cell>
          <table:table-cell table:style-name="ce7" office:value-type="float" office:value="1149.862" calcext:value-type="float">
            <text:p>1149.86</text:p>
          </table:table-cell>
          <table:table-cell table:style-name="ce7" office:value-type="float" office:value="2575.953" calcext:value-type="float">
            <text:p>2575.95</text:p>
          </table:table-cell>
          <table:table-cell table:style-name="ce7" office:value-type="float" office:value="14423.143" calcext:value-type="float">
            <text:p>14423.14</text:p>
          </table:table-cell>
          <table:table-cell table:style-name="ce7" office:value-type="float" office:value="647.146" calcext:value-type="float">
            <text:p>647.15</text:p>
          </table:table-cell>
          <table:table-cell table:style-name="ce4" office:value-type="float" office:value="2490" calcext:value-type="float">
            <text:p>2490</text:p>
          </table:table-cell>
          <table:table-cell table:style-name="ce4" office:value-type="float" office:value="2514" calcext:value-type="float">
            <text:p>2514</text:p>
          </table:table-cell>
          <table:table-cell table:style-name="ce4" office:value-type="float" office:value="13380" calcext:value-type="float">
            <text:p>13380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table:style-name="ce4" office:value-type="string" calcext:value-type="string">
            <text:p>m10_pl</text:p>
          </table:covered-table-cell>
          <table:table-cell table:style-name="ce4" office:value-type="string" calcext:value-type="string">
            <text:p>BFGS-ANN</text:p>
          </table:table-cell>
          <table:table-cell table:style-name="ce7" office:value-type="float" office:value="4064.318" calcext:value-type="float">
            <text:p>4064.32</text:p>
          </table:table-cell>
          <table:table-cell table:style-name="ce7" office:value-type="float" office:value="1217.039" calcext:value-type="float">
            <text:p>1217.04</text:p>
          </table:table-cell>
          <table:table-cell table:style-name="ce7" office:value-type="float" office:value="2.83" calcext:value-type="float">
            <text:p>2.83</text:p>
          </table:table-cell>
          <table:table-cell table:style-name="ce7" office:value-type="float" office:value="1332.824" calcext:value-type="float">
            <text:p>1332.82</text:p>
          </table:table-cell>
          <table:table-cell table:style-name="ce7" office:value-type="float" office:value="778.658" calcext:value-type="float">
            <text:p>778.66</text:p>
          </table:table-cell>
          <table:table-cell table:style-name="ce7" office:value-type="float" office:value="85.029" calcext:value-type="float">
            <text:p>85.03</text:p>
          </table:table-cell>
          <table:table-cell table:style-name="ce4" office:value-type="float" office:value="2076" calcext:value-type="float">
            <text:p>20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99" calcext:value-type="float">
            <text:p>299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table:style-name="ce4" office:value-type="string" calcext:value-type="string">
            <text:p>m10_pl</text:p>
          </table:covered-table-cell>
          <table:table-cell table:style-name="ce4" office:value-type="string" calcext:value-type="string">
            <text:p>TR-ANN</text:p>
          </table:table-cell>
          <table:table-cell table:style-name="ce7" office:value-type="float" office:value="172797.004" calcext:value-type="float">
            <text:p>172797.00</text:p>
          </table:table-cell>
          <table:table-cell table:style-name="ce7" office:value-type="float" office:value="1685.358" calcext:value-type="float">
            <text:p>1685.36</text:p>
          </table:table-cell>
          <table:table-cell table:style-name="ce7" office:value-type="float" office:value="142651.069" calcext:value-type="float">
            <text:p>142651.07</text:p>
          </table:table-cell>
          <table:table-cell table:style-name="ce7" office:value-type="float" office:value="6434.019" calcext:value-type="float">
            <text:p>6434.02</text:p>
          </table:table-cell>
          <table:table-cell table:style-name="ce7" office:value-type="float" office:value="21081.432" calcext:value-type="float">
            <text:p>21081.43</text:p>
          </table:table-cell>
          <table:table-cell table:style-name="ce7" office:value-type="float" office:value="5887.088" calcext:value-type="float">
            <text:p>5887.09</text:p>
          </table:table-cell>
          <table:table-cell table:style-name="ce4" office:value-type="float" office:value="2076" calcext:value-type="float">
            <text:p>2076</text:p>
          </table:table-cell>
          <table:table-cell table:number-columns-repeated="2" table:style-name="ce4" office:value-type="float" office:value="38612" calcext:value-type="float">
            <text:p>38612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table-cell table:style-name="ce5" office:value-type="string" calcext:value-type="string" table:number-columns-spanned="1" table:number-rows-spanned="4">
            <text:p>m10_el</text:p>
          </table:table-cell>
          <table:table-cell office:value-type="string" calcext:value-type="string">
            <text:p>TR-ANN</text:p>
          </table:table-cell>
          <table:table-cell office:value-type="float" office:value="172793.957" calcext:value-type="float">
            <text:p>172793.96</text:p>
          </table:table-cell>
          <table:table-cell office:value-type="float" office:value="1209.586" calcext:value-type="float">
            <text:p>1209.59</text:p>
          </table:table-cell>
          <table:table-cell office:value-type="float" office:value="124321.744" calcext:value-type="float">
            <text:p>124321.74</text:p>
          </table:table-cell>
          <table:table-cell office:value-type="float" office:value="4014.974" calcext:value-type="float">
            <text:p>4014.97</text:p>
          </table:table-cell>
          <table:table-cell office:value-type="float" office:value="42476.906" calcext:value-type="float">
            <text:p>42476.91</text:p>
          </table:table-cell>
          <table:table-cell office:value-type="float" office:value="4224.379" calcext:value-type="float">
            <text:p>4224.38</text:p>
          </table:table-cell>
          <table:table-cell office:value-type="float" office:value="1463" calcext:value-type="float">
            <text:p>1463</text:p>
          </table:table-cell>
          <table:table-cell table:number-columns-repeated="2" office:value-type="float" office:value="31478" calcext:value-type="float">
            <text:p>31478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office:value-type="string" calcext:value-type="string">
            <text:p>m10_el</text:p>
          </table:covered-table-cell>
          <table:table-cell office:value-type="string" calcext:value-type="string">
            <text:p>BFGS</text:p>
          </table:table-cell>
          <table:table-cell office:value-type="float" office:value="34891.434" calcext:value-type="float">
            <text:p>34891.43</text:p>
          </table:table-cell>
          <table:table-cell office:value-type="float" office:value="1273.118" calcext:value-type="float">
            <text:p>1273.12</text:p>
          </table:table-cell>
          <table:table-cell office:value-type="float" office:value="1356.357" calcext:value-type="float">
            <text:p>1356.36</text:p>
          </table:table-cell>
          <table:table-cell office:value-type="float" office:value="2102.86" calcext:value-type="float">
            <text:p>2102.86</text:p>
          </table:table-cell>
          <table:table-cell office:value-type="float" office:value="28742.022" calcext:value-type="float">
            <text:p>28742.02</text:p>
          </table:table-cell>
          <table:table-cell office:value-type="float" office:value="668.099" calcext:value-type="float">
            <text:p>668.10</text:p>
          </table:table-cell>
          <table:table-cell office:value-type="float" office:value="2224" calcext:value-type="float">
            <text:p>2224</text:p>
          </table:table-cell>
          <table:table-cell office:value-type="float" office:value="2957" calcext:value-type="float">
            <text:p>2957</text:p>
          </table:table-cell>
          <table:table-cell office:value-type="float" office:value="17721" calcext:value-type="float">
            <text:p>17721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office:value-type="string" calcext:value-type="string">
            <text:p>m10_el</text:p>
          </table:covered-table-cell>
          <table:table-cell office:value-type="string" calcext:value-type="string">
            <text:p>TR</text:p>
          </table:table-cell>
          <table:table-cell office:value-type="float" office:value="95758.228" calcext:value-type="float">
            <text:p>95758.23</text:p>
          </table:table-cell>
          <table:table-cell office:value-type="float" office:value="1905.315" calcext:value-type="float">
            <text:p>1905.32</text:p>
          </table:table-cell>
          <table:table-cell office:value-type="float" office:value="67910.296" calcext:value-type="float">
            <text:p>67910.30</text:p>
          </table:table-cell>
          <table:table-cell office:value-type="float" office:value="2413.832" calcext:value-type="float">
            <text:p>2413.83</text:p>
          </table:table-cell>
          <table:table-cell office:value-type="float" office:value="21728.109" calcext:value-type="float">
            <text:p>21728.11</text:p>
          </table:table-cell>
          <table:table-cell office:value-type="float" office:value="2688.727" calcext:value-type="float">
            <text:p>2688.73</text:p>
          </table:table-cell>
          <table:table-cell office:value-type="float" office:value="3482" calcext:value-type="float">
            <text:p>3482</text:p>
          </table:table-cell>
          <table:table-cell office:value-type="float" office:value="16840" calcext:value-type="float">
            <text:p>16840</text:p>
          </table:table-cell>
          <table:table-cell office:value-type="float" office:value="16848" calcext:value-type="float">
            <text:p>16848</text:p>
          </table:table-cell>
        </table:table-row>
        <table:table-row table:style-name="ro1">
          <table:table-cell/>
          <table:covered-table-cell office:value-type="string" calcext:value-type="string">
            <text:p>I</text:p>
          </table:covered-table-cell>
          <table:covered-table-cell office:value-type="string" calcext:value-type="string">
            <text:p>m10_el</text:p>
          </table:covered-table-cell>
          <table:table-cell office:value-type="string" calcext:value-type="string">
            <text:p>BFGS-ANN</text:p>
          </table:table-cell>
          <table:table-cell office:value-type="float" office:value="4530.378" calcext:value-type="float">
            <text:p>4530.38</text:p>
          </table:table-cell>
          <table:table-cell office:value-type="float" office:value="890.834" calcext:value-type="float">
            <text:p>890.83</text:p>
          </table:table-cell>
          <table:table-cell office:value-type="float" office:value="23.783" calcext:value-type="float">
            <text:p>23.78</text:p>
          </table:table-cell>
          <table:table-cell office:value-type="float" office:value="351.653" calcext:value-type="float">
            <text:p>351.65</text:p>
          </table:table-cell>
          <table:table-cell office:value-type="float" office:value="2662.685" calcext:value-type="float">
            <text:p>2662.69</text:p>
          </table:table-cell>
          <table:table-cell office:value-type="float" office:value="70.743" calcext:value-type="float">
            <text:p>70.74</text:p>
          </table:table-cell>
          <table:table-cell office:value-type="float" office:value="1463" calcext:value-type="float">
            <text:p>1463</text:p>
          </table:table-cell>
          <table:table-cell office:value-type="float" office:value="54" calcext:value-type="float">
            <text:p>54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II</text:p>
          </table:table-cell>
          <table:table-cell table:style-name="ce3" office:value-type="string" calcext:value-type="string" table:number-columns-spanned="1" table:number-rows-spanned="2">
            <text:p>m10_pl</text:p>
          </table:table-cell>
          <table:table-cell table:style-name="ce4" office:value-type="string" calcext:value-type="string">
            <text:p>TR-ANN</text:p>
          </table:table-cell>
          <table:table-cell table:style-name="ce7" office:value-type="float" office:value="9977.793" calcext:value-type="float">
            <text:p>9977.79</text:p>
          </table:table-cell>
          <table:table-cell table:style-name="ce7" office:value-type="float" office:value="1879.824" calcext:value-type="float">
            <text:p>1879.82</text:p>
          </table:table-cell>
          <table:table-cell table:style-name="ce7" office:value-type="float" office:value="4512.807" calcext:value-type="float">
            <text:p>4512.81</text:p>
          </table:table-cell>
          <table:table-cell table:style-name="ce7" office:value-type="float" office:value="1029.347" calcext:value-type="float">
            <text:p>1029.35</text:p>
          </table:table-cell>
          <table:table-cell table:style-name="ce7" office:value-type="float" office:value="2323.001" calcext:value-type="float">
            <text:p>2323.00</text:p>
          </table:table-cell>
          <table:table-cell table:style-name="ce7" office:value-type="float" office:value="187.14" calcext:value-type="float">
            <text:p>187.14</text:p>
          </table:table-cell>
          <table:table-cell table:style-name="ce4" office:value-type="float" office:value="3310" calcext:value-type="float">
            <text:p>3310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712" calcext:value-type="float">
            <text:p>712</text:p>
          </table:table-cell>
        </table:table-row>
        <table:table-row table:style-name="ro1">
          <table:table-cell/>
          <table:covered-table-cell office:value-type="string" calcext:value-type="string">
            <text:p>II</text:p>
          </table:covered-table-cell>
          <table:covered-table-cell table:style-name="ce4" office:value-type="string" calcext:value-type="string">
            <text:p>m10_pl</text:p>
          </table:covered-table-cell>
          <table:table-cell table:style-name="ce4" office:value-type="string" calcext:value-type="string">
            <text:p>TR</text:p>
          </table:table-cell>
          <table:table-cell table:style-name="ce7" office:value-type="float" office:value="5934.61" calcext:value-type="float">
            <text:p>5934.61</text:p>
          </table:table-cell>
          <table:table-cell table:style-name="ce7" office:value-type="float" office:value="1021.135" calcext:value-type="float">
            <text:p>1021.14</text:p>
          </table:table-cell>
          <table:table-cell table:style-name="ce7" office:value-type="float" office:value="1769.31" calcext:value-type="float">
            <text:p>1769.31</text:p>
          </table:table-cell>
          <table:table-cell table:style-name="ce7" office:value-type="float" office:value="632.139" calcext:value-type="float">
            <text:p>632.14</text:p>
          </table:table-cell>
          <table:table-cell table:style-name="ce7" office:value-type="float" office:value="1868.621" calcext:value-type="float">
            <text:p>1868.62</text:p>
          </table:table-cell>
          <table:table-cell table:style-name="ce7" office:value-type="float" office:value="600.116" calcext:value-type="float">
            <text:p>600.12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61" calcext:value-type="float">
            <text:p>261</text:p>
          </table:table-cell>
        </table:table-row>
        <table:table-row table:style-name="ro1">
          <table:table-cell/>
          <table:covered-table-cell office:value-type="string" calcext:value-type="string">
            <text:p>II</text:p>
          </table:covered-table-cell>
          <table:table-cell table:style-name="ce5" office:value-type="string" calcext:value-type="string" table:number-columns-spanned="1" table:number-rows-spanned="4">
            <text:p>m10_el</text:p>
          </table:table-cell>
          <table:table-cell office:value-type="string" calcext:value-type="string">
            <text:p>TR</text:p>
          </table:table-cell>
          <table:table-cell office:value-type="float" office:value="24729.508" calcext:value-type="float">
            <text:p>24729.51</text:p>
          </table:table-cell>
          <table:table-cell office:value-type="float" office:value="3084.969" calcext:value-type="float">
            <text:p>3084.97</text:p>
          </table:table-cell>
          <table:table-cell office:value-type="float" office:value="11793.011" calcext:value-type="float">
            <text:p>11793.01</text:p>
          </table:table-cell>
          <table:table-cell office:value-type="float" office:value="934.17" calcext:value-type="float">
            <text:p>934.17</text:p>
          </table:table-cell>
          <table:table-cell office:value-type="float" office:value="6647.934" calcext:value-type="float">
            <text:p>6647.93</text:p>
          </table:table-cell>
          <table:table-cell office:value-type="float" office:value="2364.896" calcext:value-type="float">
            <text:p>2364.90</text:p>
          </table:table-cell>
          <table:table-cell office:value-type="float" office:value="2005" calcext:value-type="float">
            <text:p>2005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covered-table-cell office:value-type="string" calcext:value-type="string">
            <text:p>II</text:p>
          </table:covered-table-cell>
          <table:covered-table-cell office:value-type="string" calcext:value-type="string">
            <text:p>m10_el</text:p>
          </table:covered-table-cell>
          <table:table-cell office:value-type="string" calcext:value-type="string">
            <text:p>TR-ANN</text:p>
          </table:table-cell>
          <table:table-cell office:value-type="float" office:value="4333.684" calcext:value-type="float">
            <text:p>4333.68</text:p>
          </table:table-cell>
          <table:table-cell office:value-type="float" office:value="1153.792" calcext:value-type="float">
            <text:p>1153.79</text:p>
          </table:table-cell>
          <table:table-cell office:value-type="float" office:value="1804.538" calcext:value-type="float">
            <text:p>1804.54</text:p>
          </table:table-cell>
          <table:table-cell office:value-type="float" office:value="317.601" calcext:value-type="float">
            <text:p>317.60</text:p>
          </table:table-cell>
          <table:table-cell office:value-type="float" office:value="867.618" calcext:value-type="float">
            <text:p>867.62</text:p>
          </table:table-cell>
          <table:table-cell office:value-type="float" office:value="139.724" calcext:value-type="float">
            <text:p>139.72</text:p>
          </table:table-cell>
          <table:table-cell office:value-type="float" office:value="2059" calcext:value-type="float">
            <text:p>2059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covered-table-cell office:value-type="string" calcext:value-type="string">
            <text:p>II</text:p>
          </table:covered-table-cell>
          <table:covered-table-cell office:value-type="string" calcext:value-type="string">
            <text:p>m10_el</text:p>
          </table:covered-table-cell>
          <table:table-cell office:value-type="string" calcext:value-type="string">
            <text:p>BFGS-ANN</text:p>
          </table:table-cell>
          <table:table-cell office:value-type="float" office:value="4729.258" calcext:value-type="float">
            <text:p>4729.26</text:p>
          </table:table-cell>
          <table:table-cell office:value-type="float" office:value="1148.656" calcext:value-type="float">
            <text:p>1148.66</text:p>
          </table:table-cell>
          <table:table-cell office:value-type="float" office:value="253.309" calcext:value-type="float">
            <text:p>253.31</text:p>
          </table:table-cell>
          <table:table-cell office:value-type="float" office:value="541.624" calcext:value-type="float">
            <text:p>541.62</text:p>
          </table:table-cell>
          <table:table-cell office:value-type="float" office:value="2573.192" calcext:value-type="float">
            <text:p>2573.19</text:p>
          </table:table-cell>
          <table:table-cell office:value-type="float" office:value="86.637" calcext:value-type="float">
            <text:p>86.64</text:p>
          </table:table-cell>
          <table:table-cell office:value-type="float" office:value="2059" calcext:value-type="float">
            <text:p>2059</text:p>
          </table:table-cell>
          <table:table-cell office:value-type="float" office:value="567" calcext:value-type="float">
            <text:p>567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/>
          <table:covered-table-cell office:value-type="string" calcext:value-type="string">
            <text:p>II</text:p>
          </table:covered-table-cell>
          <table:covered-table-cell office:value-type="string" calcext:value-type="string">
            <text:p>m10_el</text:p>
          </table:covered-table-cell>
          <table:table-cell office:value-type="string" calcext:value-type="string">
            <text:p>BFGS</text:p>
          </table:table-cell>
          <table:table-cell office:value-type="float" office:value="6824.398" calcext:value-type="float">
            <text:p>6824.40</text:p>
          </table:table-cell>
          <table:table-cell office:value-type="float" office:value="1126.935" calcext:value-type="float">
            <text:p>1126.94</text:p>
          </table:table-cell>
          <table:table-cell office:value-type="float" office:value="254.325" calcext:value-type="float">
            <text:p>254.33</text:p>
          </table:table-cell>
          <table:table-cell office:value-type="float" office:value="549.38" calcext:value-type="float">
            <text:p>549.38</text:p>
          </table:table-cell>
          <table:table-cell office:value-type="float" office:value="4128.919" calcext:value-type="float">
            <text:p>4128.92</text:p>
          </table:table-cell>
          <table:table-cell office:value-type="float" office:value="640.184" calcext:value-type="float">
            <text:p>640.18</text:p>
          </table:table-cell>
          <table:table-cell office:value-type="float" office:value="2024" calcext:value-type="float">
            <text:p>2024</text:p>
          </table:table-cell>
          <table:table-cell office:value-type="float" office:value="556" calcext:value-type="float">
            <text:p>556</text:p>
          </table:table-cell>
          <table:table-cell office:value-type="float" office:value="2898" calcext:value-type="float">
            <text:p>2898</text:p>
          </table:table-cell>
        </table:table-row>
      </table:table>
      <table:named-expressions/>
      <table:database-ranges>
        <table:database-range table:name="__Anonymous_Sheet_DB__0" table:target-range-address="NoMIN.B2:NoMIN.J10"/>
        <table:database-range table:name="__Anonymous_Sheet_DB__1" table:target-range-address="MIN.B2:MIN.M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1T10:49:57.728587368</dc:date>
    <meta:editing-duration>PT28M26S</meta:editing-duration>
    <meta:editing-cycles>5</meta:editing-cycles>
    <meta:generator>LibreOffice/7.5.3.2$Linux_X86_64 LibreOffice_project/9f56dff12ba03b9acd7730a5a481eea045e468f3</meta:generator>
    <meta:document-statistic meta:table-count="2" meta:cell-count="357" meta:object-count="0"/>
  </office:meta>
</office:document-meta>
</file>